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drive.google.com/file/d/1vcWwMmk_J7WvroTAn-zqFB2wSO2ATos5/view?usp=shar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3:35:17.067470661</meta:creation-date>
    <meta:generator>LibreOffice/6.4.6.2$Linux_X86_64 LibreOffice_project/40$Build-2</meta:generator>
    <dc:date>2020-11-30T13:51:41.804004490</dc:date>
    <meta:editing-duration>PT15M20S</meta:editing-duration>
    <meta:editing-cycles>1</meta:editing-cycles>
    <meta:document-statistic meta:table-count="0" meta:image-count="0" meta:object-count="0" meta:page-count="1" meta:paragraph-count="1" meta:word-count="1" meta:character-count="82" meta:non-whitespace-character-count="82"/>
  </office:meta>
</office:document-meta>
</file>